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300000094BD5DB80B742EA2D1.png" manifest:media-type="image/png"/>
  <manifest:file-entry manifest:full-path="Pictures/10000000000001DD000000A7BB60B5FC3D4946A3.png" manifest:media-type="image/png"/>
  <manifest:file-entry manifest:full-path="Pictures/100000000000024C00000170CAFA3A4DC1A9B3E4.png" manifest:media-type="image/png"/>
  <manifest:file-entry manifest:full-path="Pictures/100000000000022A0000017700082620DB3839D9.png" manifest:media-type="image/png"/>
  <manifest:file-entry manifest:full-path="Pictures/100000000000027400000161E33DC103CD46CFEB.png" manifest:media-type="image/png"/>
  <manifest:file-entry manifest:full-path="Pictures/100000000000025100000186911FAD7BDFE0C3B4.png" manifest:media-type="image/png"/>
  <manifest:file-entry manifest:full-path="Pictures/100000000000024D000001EA49184AC0F36E0F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46c1" officeooo:paragraph-rsid="000946c1"/>
    </style:style>
    <style:style style:name="P2" style:family="paragraph" style:parent-style-name="Standard">
      <style:text-properties style:text-underline-style="solid" style:text-underline-width="auto" style:text-underline-color="font-color" officeooo:rsid="000946c1" officeooo:paragraph-rsid="000946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dor DNS primario Linux </text:p>
      <text:p text:style-name="P1"/>
      <text:p text:style-name="P1"/>
      <text:p text:style-name="P1"><draw:frame draw:style-name="fr2" draw:name="Imagen2" text:anchor-type="paragraph" svg:width="12.621cm" svg:height="4.419cm" draw:z-index="1"><draw:image xlink:href="Pictures/10000000000001DD000000A7BB60B5FC3D4946A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5" text:anchor-type="paragraph" svg:width="14.658cm" svg:height="9.922cm" draw:z-index="4"><draw:image xlink:href="Pictures/100000000000022A0000017700082620DB3839D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paragraph" svg:width="16.616cm" svg:height="9.34cm" draw:z-index="3"><draw:image xlink:href="Pictures/100000000000027400000161E33DC103CD46CFEB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paragraph" svg:width="15.558cm" svg:height="9.737cm" draw:z-index="2"><draw:image xlink:href="Pictures/100000000000024C00000170CAFA3A4DC1A9B3E4.png" xlink:type="simple" xlink:show="embed" xlink:actuate="onLoad" loext:mime-type="image/x-vclgraphic"/></draw:frame></text:p>
      <text:p text:style-name="P1"/>
      <text:p text:style-name="P1"><draw:frame draw:style-name="fr1" draw:name="Imagen1" text:anchor-type="paragraph" svg:width="15.69cm" svg:height="10.319cm" draw:z-index="0"><draw:image xlink:href="Pictures/100000000000025100000186911FAD7BDFE0C3B4.png" xlink:type="simple" xlink:show="embed" xlink:actuate="onLoad" loext:mime-type="image/x-vclgraphic"/></draw:frame><text:soft-page-break/></text:p>
      <text:p text:style-name="P1"/>
      <text:p text:style-name="P1"/>
      <text:p text:style-name="P1"><draw:frame draw:style-name="fr2" draw:name="Imagen6" text:anchor-type="paragraph" svg:width="15.584cm" svg:height="12.965cm" draw:z-index="5"><draw:image xlink:href="Pictures/100000000000024D000001EA49184AC0F36E0FE1.png" xlink:type="simple" xlink:show="embed" xlink:actuate="onLoad" loext:mime-type="image/x-vclgraphic"/></draw:frame></text:p>
      <text:p text:style-name="P2"><draw:frame draw:style-name="fr2" draw:name="Imagen7" text:anchor-type="paragraph" svg:width="14.473cm" svg:height="3.916cm" draw:z-index="6"><draw:image xlink:href="Pictures/100000000000022300000094BD5DB80B742EA2D1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2:41:45.365000000</meta:creation-date>
    <dc:date>2017-10-24T13:21:03.585000000</dc:date>
    <meta:editing-duration>PT29M6S</meta:editing-duration>
    <meta:editing-cycles>5</meta:editing-cycles>
    <meta:generator>LibreOffice/5.4.2.2$Windows_X86_64 LibreOffice_project/22b09f6418e8c2d508a9eaf86b2399209b0990f4</meta:generator>
    <meta:document-statistic meta:table-count="0" meta:image-count="7" meta:object-count="0" meta:page-count="4" meta:paragraph-count="1" meta:word-count="4" meta:character-count="28" meta:non-whitespace-character-count="24"/>
  </office:meta>
</office:document-meta>
</file>